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5" style:family="paragraph" style:parent-style-name="Table_20_Contents">
      <style:text-properties style:font-name="Times New Roman" officeooo:rsid="003c9d6c" officeooo:paragraph-rsid="002caf0d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7" style:family="paragraph" style:parent-style-name="Table_20_Contents">
      <style:text-properties style:font-name="Times New Roman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c89e1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style:font-name="Times New Roman" officeooo:rsid="003fd8e3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6"/>
      <text:p text:style-name="P16"/>
      <text:p text:style-name="P16"/>
      <text:p text:style-name="P13">C<text:span text:style-name="T13">ertidão De Inscrição</text:span></text:p>
      <text:p text:style-name="P13"/>
      <text:p text:style-name="P18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.</text:span></text:p>
      <text:p text:style-name="P19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no </text:span><text:span text:style-name="T20"><text:text-input text:description="${curriculumInformation.curricularYear}">${curriculumInformation.curricularYear}</text:text-input></text:span><text:span text:style-name="T21">.º Ano, n</text:span><text:span text:style-name="T23">o</text:span><text:span text:style-name="T21"> Curso de </text:span><text:span text:style-name="T21"><text:text-input text:description="${lang.pt(curricularPlanInformation.degreePresentationName)}">${lang.pt(curricularPlanInformation.degreePresentationName)}</text:text-input></text:span><text:span text:style-name="T21">, </text:span><text:span text:style-name="T22">no ano </text:span><text:span text:style-name="T20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0">, </text:span><text:span text:style-name="T20"><text:text-input text:description="[#if totalNormalEnrolments &gt; 1]">[#if totalNormalEnrolments &gt; 1]</text:text-input></text:span><text:span text:style-name="T20">nas seguintes unidades curriculares</text:span><text:span text:style-name="T20"><text:text-input text:description="[#else]">[#else]</text:text-input></text:span><text:span text:style-name="T20">na seguinte unidade curricular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5"/>
      <text:p text:style-name="P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4">Unidades Curriculares</text:span><text:text-input text:description="[#else]">[#else]</text:text-input><text:span text:style-name="T25">Unidade Curricular</text:span><text:span text:style-name="T25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8"/>
      <text:p text:style-name="P8"><text:text-input text:description="[/#if]">[/#if]</text:text-input></text:p>
      <text:p text:style-name="P2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9"/>
      <text:p text:style-name="P29"><text:text-input text:description="[/#if]">[/#if]</text:text-input></text:p>
      <text:p text:style-name="P4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9"/>
      <text:p text:style-name="P9"/>
      <text:p text:style-name="P10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9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"><text:text-input text:description="[#if hasPricetag]">[#if hasPricetag]</text:text-input></text:p>
            <text:p text:style-name="P28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A2" office:value-type="string">
            <text:p text:style-name="P6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0T14:50:53.590010951</dc:date>
    <meta:editing-duration>PT2H22M31S</meta:editing-duration>
    <meta:editing-cycles>42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512" meta:character-count="4008" meta:non-whitespace-character-count="3715"/>
  </office:meta>
</office:document-meta>
</file>